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1ae1" officeooo:paragraph-rsid="00191ae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1ae1" officeooo:paragraph-rsid="00191ae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bold" officeooo:rsid="00191ae1" officeooo:paragraph-rsid="00191ae1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officeooo:rsid="00191ae1" officeooo:paragraph-rsid="00191ae1"/>
    </style:style>
    <style:style style:name="P5" style:family="paragraph" style:parent-style-name="Standard" style:list-style-name="L2">
      <style:text-properties officeooo:rsid="00191ae1" officeooo:paragraph-rsid="00191ae1"/>
    </style:style>
    <style:style style:name="P6" style:family="paragraph" style:parent-style-name="Standard" style:list-style-name="L3">
      <style:text-properties officeooo:rsid="00191ae1" officeooo:paragraph-rsid="00191ae1"/>
    </style:style>
    <style:style style:name="P7" style:family="paragraph" style:parent-style-name="Standard">
      <style:text-properties officeooo:rsid="00191ae1" officeooo:paragraph-rsid="00191ae1"/>
    </style:style>
    <style:style style:name="P8" style:family="paragraph" style:parent-style-name="Standard">
      <style:text-properties officeooo:rsid="00191ae1" officeooo:paragraph-rsid="002ba172"/>
    </style:style>
    <style:style style:name="P9" style:family="paragraph" style:parent-style-name="Standard" style:list-style-name="L3">
      <style:text-properties officeooo:rsid="001bd969" officeooo:paragraph-rsid="001bd969"/>
    </style:style>
    <style:style style:name="P10" style:family="paragraph" style:parent-style-name="Standard" style:list-style-name="L3">
      <style:text-properties officeooo:rsid="001c8820" officeooo:paragraph-rsid="001c8820"/>
    </style:style>
    <style:style style:name="P11" style:family="paragraph" style:parent-style-name="Standard" style:list-style-name="L3">
      <style:text-properties officeooo:rsid="001d8b66" officeooo:paragraph-rsid="001d8b66"/>
    </style:style>
    <style:style style:name="P12" style:family="paragraph" style:parent-style-name="Standard" style:list-style-name="L3">
      <style:text-properties officeooo:rsid="001f717e" officeooo:paragraph-rsid="001f717e"/>
    </style:style>
    <style:style style:name="P13" style:family="paragraph" style:parent-style-name="Standard" style:list-style-name="L3">
      <style:text-properties officeooo:rsid="00205912" officeooo:paragraph-rsid="00205912"/>
    </style:style>
    <style:style style:name="P14" style:family="paragraph" style:parent-style-name="Standard" style:list-style-name="L3">
      <style:text-properties officeooo:rsid="0020d1cf" officeooo:paragraph-rsid="0020d1cf"/>
    </style:style>
    <style:style style:name="P15" style:family="paragraph" style:parent-style-name="Standard" style:list-style-name="L3">
      <style:text-properties officeooo:rsid="0021f3da" officeooo:paragraph-rsid="0021f3da"/>
    </style:style>
    <style:style style:name="P16" style:family="paragraph" style:parent-style-name="Standard" style:list-style-name="L3">
      <style:text-properties officeooo:rsid="0022b4df" officeooo:paragraph-rsid="0022b4df"/>
    </style:style>
    <style:style style:name="P17" style:family="paragraph" style:parent-style-name="Standard" style:list-style-name="L3">
      <style:text-properties officeooo:rsid="0023b65d" officeooo:paragraph-rsid="0023b65d"/>
    </style:style>
    <style:style style:name="P18" style:family="paragraph" style:parent-style-name="Standard" style:list-style-name="L3">
      <style:text-properties officeooo:rsid="0024abe2" officeooo:paragraph-rsid="0024abe2"/>
    </style:style>
    <style:style style:name="P19" style:family="paragraph" style:parent-style-name="Standard">
      <style:text-properties fo:font-size="15pt" fo:font-weight="bold" officeooo:rsid="00191ae1" officeooo:paragraph-rsid="002ba172" style:font-size-asian="15pt" style:font-weight-asian="bold" style:font-size-complex="15pt" style:font-weight-complex="bold"/>
    </style:style>
    <style:style style:name="P20" style:family="paragraph" style:parent-style-name="Standard" style:list-style-name="L4">
      <style:text-properties officeooo:paragraph-rsid="002ba172"/>
    </style:style>
    <style:style style:name="P21" style:family="paragraph" style:parent-style-name="Standard" style:list-style-name="L4">
      <style:text-properties officeooo:rsid="002be121" officeooo:paragraph-rsid="002be121"/>
    </style:style>
    <style:style style:name="P22" style:family="paragraph" style:parent-style-name="Standard" style:list-style-name="L4">
      <style:text-properties officeooo:rsid="002c46e8" officeooo:paragraph-rsid="002c46e8"/>
    </style:style>
    <style:style style:name="P23" style:family="paragraph" style:parent-style-name="Standard" style:list-style-name="L4">
      <style:text-properties officeooo:rsid="002e4128" officeooo:paragraph-rsid="002e4128"/>
    </style:style>
    <style:style style:name="P24" style:family="paragraph" style:parent-style-name="Standard" style:list-style-name="L4">
      <style:text-properties officeooo:rsid="00301c18" officeooo:paragraph-rsid="00301c18"/>
    </style:style>
    <style:style style:name="P25" style:family="paragraph" style:parent-style-name="Standard" style:list-style-name="L4">
      <style:text-properties officeooo:rsid="003198d3" officeooo:paragraph-rsid="003198d3"/>
    </style:style>
    <style:style style:name="P26" style:family="paragraph" style:parent-style-name="Standard" style:list-style-name="L4">
      <style:text-properties officeooo:rsid="003239a2" officeooo:paragraph-rsid="003239a2"/>
    </style:style>
    <style:style style:name="P27" style:family="paragraph" style:parent-style-name="Standard" style:list-style-name="L4">
      <style:text-properties officeooo:rsid="0033bf27" officeooo:paragraph-rsid="0033bf27"/>
    </style:style>
    <style:style style:name="P28" style:family="paragraph" style:parent-style-name="Standard" style:list-style-name="L4">
      <style:text-properties officeooo:rsid="00356dea" officeooo:paragraph-rsid="00356dea"/>
    </style:style>
    <style:style style:name="T1" style:family="text">
      <style:text-properties officeooo:rsid="00191ae1"/>
    </style:style>
    <style:style style:name="T2" style:family="text">
      <style:text-properties officeooo:rsid="001c8820"/>
    </style:style>
    <style:style style:name="T3" style:family="text">
      <style:text-properties officeooo:rsid="002ba172"/>
    </style:style>
    <style:style style:name="T4" style:family="text">
      <style:text-properties officeooo:rsid="002be1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s de los procesos del sistema</text:p>
      <text:p text:style-name="P1"/>
      <text:p text:style-name="P1"/>
      <text:p text:style-name="P1"/>
      <text:p text:style-name="P3">Proceso del Menú Principal</text:p>
      <text:p text:style-name="P1"/>
      <text:list xml:id="list4289435593" text:style-name="L1">
        <text:list-item>
          <text:p text:style-name="P4">En la pantalla principal se tienen dos botones </text:p>
        </text:list-item>
      </text:list>
      <text:list xml:id="list2902334741" text:style-name="L2">
        <text:list-item>
          <text:list>
            <text:list-item>
              <text:p text:style-name="P5">Botón “Llenado”</text:p>
            </text:list-item>
            <text:list-item>
              <text:p text:style-name="P5">Botón “Viscosidad”</text:p>
            </text:list-item>
          </text:list>
        </text:list-item>
      </text:list>
      <text:list xml:id="list161139799526595" text:continue-list="list4289435593" text:style-name="L1">
        <text:list-item>
          <text:p text:style-name="P4">El usuario deberá seleccionar el botón del proceso que desea realizar</text:p>
        </text:list-item>
        <text:list-item>
          <text:p text:style-name="P4">El programa le mandará un mensaje que le indique que debe de escanear su credencial cuando se le indique para poder continuar con el proceso</text:p>
        </text:list-item>
        <text:list-item>
          <text:p text:style-name="P4">A continuación aparece un modal que indique que escanee su credencial ahora</text:p>
          <text:list>
            <text:list-item>
              <text:p text:style-name="P4">Si el sistema lo valida entonces pasa a la siguiente parte del proceso</text:p>
            </text:list-item>
            <text:list-item>
              <text:p text:style-name="P4">Si el sistema lo rechaza, le arroja un error con la indicación de que lo intente de nuevo</text:p>
            </text:list-item>
          </text:list>
        </text:list-item>
      </text:list>
      <text:p text:style-name="P1"/>
      <text:p text:style-name="P1"><text:bookmark-start text:name="__DdeLink__133_1772968723"/></text:p>
      <text:p text:style-name="P3">Proceso de Llenado y Mezcla de Componentes/Sustancias</text:p>
      <text:p text:style-name="P1"/>
      <text:list xml:id="list159401571" text:style-name="L3">
        <text:list-item>
          <text:p text:style-name="P6">De<text:bookmark-end text:name="__DdeLink__133_1772968723"/>spués de que se haya validado el empleado, se desplegará una lista con las WO que se tienen en la BD (que aún no se hayan realizado)</text:p>
        </text:list-item>
        <text:list-item>
          <text:p text:style-name="P6">Se selecciona la orden a ser procesada (en donde aparece el # WO es donde se dará click)</text:p>
          <text:list>
            <text:list-item>
              <text:p text:style-name="P6">Se abre una nueva ventana donde se muestra la orden seleccionada (con información de la formula y el # de piezas)</text:p>
            </text:list-item>
          </text:list>
        </text:list-item>
        <text:list-item>
          <text:p text:style-name="P9">En la pantalla aparecerán los siguientes elementos</text:p>
          <text:list>
            <text:list-item>
              <text:p text:style-name="P9">Botón de retroceso </text:p>
              <text:list>
                <text:list-item>
                  <text:p text:style-name="P9">Por s<text:span text:style-name="T1">i el usuario se equivocó se tendrá un botón de “regreso” para que pueda volver a la lista de WOs y seleccion</text:span>e<text:span text:style-name="T1"> la correcta</text:span></text:p>
                </text:list-item>
              </text:list>
            </text:list-item>
            <text:list-item>
              <text:p text:style-name="P9">Un radio_button el cual indicará si se utiliza la cantidad de piezas de la WO (si no esta seleccionado) o si se introducirá una cantidad diferente (al seleccionar el radio_button esté pedirá que el trabajador llame al encargado de línea para que de autorización mediante su código de barras)</text:p>
            </text:list-item>
            <text:list-item>
              <text:p text:style-name="P9">Botón de ok, al cual le dará cl<text:span text:style-name="T2">ic </text:span>el operador cuando este todo bien y quiera pasar al siguiente paso del proceso</text:p>
            </text:list-item>
          </text:list>
        </text:list-item>
        <text:list-item>
          <text:p text:style-name="P10">Cuando el operador da clic en el botón de OK se le pedirá que introduzca los valores de temperatura y humedad que se utilizarán en el calculo de la fórmula</text:p>
          <text:list>
            <text:list-item>
              <text:p text:style-name="P10">Luego deberá dar clic en OK para pasar al siguiente paso</text:p>
            </text:list-item>
          </text:list>
        </text:list-item>
        <text:list-item>
          <text:p text:style-name="P10">Al dar clic en OK se realizarán los cálculos de la cantidad de contenedores necesarios de acuerdo a la fórmula de la WO</text:p>
        </text:list-item>
        <text:list-item>
          <text:p text:style-name="P11">Luego, pedirá que registre/valide los componentes/sustancias que se deben de usar (haciendo uso de un lector de códigos QR)</text:p>
          <text:list>
            <text:list-item>
              <text:p text:style-name="P11">El sistema le pedirá que lea el QR del componente 1 (se desplegara el nombre y posiblemente una foto para que el operador lo pueda ubicar)</text:p>
              <text:list>
                <text:list-item>
                  <text:p text:style-name="P11">Si el componente no es el adecuado el sistema le mostrará un mensaje de erro y le indicará que lo vuelva a <text:s/>intentar de nuevo</text:p>
                </text:list-item>
              </text:list>
            </text:list-item>
            <text:list-item>
              <text:p text:style-name="P12">Así para cada una de las sustancias a ser utilizadas</text:p>
            </text:list-item>
            <text:list-item>
              <text:p text:style-name="P12">Cuando termine mostrará un botón de ok/listo para continuar con el siguiente paso del proceso</text:p>
            </text:list-item>
          </text:list>
        </text:list-item>
        <text:list-item>
          <text:p text:style-name="P13"><text:soft-page-break/>Ahora se despliega la pantalla con la lista de contenedores a ser llenados</text:p>
          <text:list>
            <text:list-item>
              <text:p text:style-name="P13">Se desplegará un mnsg donde se le indicará al operador que ahora se procederá al llenado de los contenedores y que de click en el botón de comenzar</text:p>
            </text:list-item>
            <text:list-item>
              <text:p text:style-name="P13">Se tendrá un check button al lado de cada contenedor de la lista el cual se usará para indicar al operador cuantos lleva (pero no podrá manipular lo)</text:p>
            </text:list-item>
            <text:list-item>
              <text:p text:style-name="P13">Al terminar un contenedor el botón de comenzar será remplazado por el botón de llenar siguiente</text:p>
            </text:list-item>
            <text:list-item>
              <text:p text:style-name="P14">Al finalizar el llenado del último contenedor se presentará un míni reporte de lo realizado y el botón de finalizar proceso aparecerá</text:p>
              <text:list>
                <text:list-item>
                  <text:p text:style-name="P14">Cuando de clic el operador en el botón de finalizar proceso el sistema se irá a la pantalla principal</text:p>
                </text:list-item>
              </text:list>
            </text:list-item>
          </text:list>
        </text:list-item>
        <text:list-item>
          <text:p text:style-name="P15">Para cada contenedor que se este llenando tendrán las siguientes pantallas e indicaciones</text:p>
          <text:list>
            <text:list-item>
              <text:p text:style-name="P15">Mostrará la lista de las sustancias/componentes a ser añadidas y mezcladas</text:p>
              <text:list>
                <text:list-item>
                  <text:p text:style-name="P15">Tendrán un check button también para indicar de manera visual en que parte del proceso va</text:p>
                </text:list-item>
                <text:list-item>
                  <text:p text:style-name="P15">Tendrá un indicador de % de llenado que indicará el porcentaje de mezcla que va al momento</text:p>
                </text:list-item>
              </text:list>
            </text:list-item>
            <text:list-item>
              <text:p text:style-name="P15">Indicaciones de que debe de colocar el contenedor en la báscula y que debe de dar clic en el botón de listo cuando lo haya colocado</text:p>
            </text:list-item>
            <text:list-item>
              <text:p text:style-name="P15">Mostrara que se está calibrando la báscula</text:p>
            </text:list-item>
            <text:list-item>
              <text:p text:style-name="P16">Cuando la báscula este lista le aparecerá un mensaje indicando que sustancia verter (posiblemente con foto) y un botón de comenzar que debe dar clic para que el proceso inicie</text:p>
            </text:list-item>
            <text:list-item>
              <text:p text:style-name="P16">Mientras este vertiendo la sustancia el operador, el sistema mostrará el avance de cuanto va ( en % y en kilos) </text:p>
            </text:list-item>
            <text:list-item>
              <text:p text:style-name="P17">Cuando se llegue al porcentaje/kilos calculados por la formula aparecerá un mensaje para el operador y se activará un botón de verificar</text:p>
              <text:list>
                <text:list-item>
                  <text:p text:style-name="P17">Al hacer clic en el botón de verificar revisará si no se paso por mucho la cantidad de sustancia</text:p>
                </text:list-item>
                <text:list-item>
                  <text:p text:style-name="P17">Si se paso y es la primer sustancia se habilitará un subproceso que le permitirá remover la cantidad extra de sustancia y volver a validarla</text:p>
                </text:list-item>
                <text:list-item>
                  <text:p text:style-name="P17">Si no es la primer sustancia y se paso entonces lo contará como desperdicio y mandará a que se vuelva a llenar ese contenedor en especifico</text:p>
                </text:list-item>
              </text:list>
            </text:list-item>
            <text:list-item>
              <text:p text:style-name="P17">Cuando termine de llenar todas las sustancias, aparecerá un botón de finalizar llenado</text:p>
            </text:list-item>
            <text:list-item>
              <text:p text:style-name="P17">Luego, aparecerá un mensaje donde le indicará al usuario que filtro debe usar (con foto posiblemente) y el operador lo deberá de validar al usar el lector en el QR del filtro correspondiente</text:p>
            </text:list-item>
            <text:list-item>
              <text:p text:style-name="P17">Hasta que el filtro sea el valido dejará pasar al siguiente paso del proceso</text:p>
            </text:list-item>
            <text:list-item>
              <text:p text:style-name="P17">Luego, se desplegará un pequeño resumen de las sustancias y del código que tendrá dicho contenedor, el operador deberá de dar clic en el botón de finalizar e imprimir</text:p>
            </text:list-item>
            <text:list-item>
              <text:p text:style-name="P17">Se debe de imprimir la etiqueta que el usuario pegará/colocará en el contenedor, y así para cada contenedor determinado por la fórmula</text:p>
            </text:list-item>
            <text:list-item>
              <text:p text:style-name="P18">Cuando termine de imprimir regresará a la pantalla de lista de contenedores para continuar con los que falten o finalizar el proceso</text:p>
            </text:list-item>
          </text:list>
        </text:list-item>
        <text:list-item>
          <text:p text:style-name="P18">Al finalizar el proceso se mandará guardar todo a la base de datos</text:p>
        </text:list-item>
      </text:list>
      <text:p text:style-name="P1"/>
      <text:p text:style-name="P8"/>
      <text:p text:style-name="P19">Proceso de <text:span text:style-name="T3">Verificación de Viscosidad</text:span></text:p>
      <text:p text:style-name="P8"/>
      <text:list xml:id="list3110558664" text:style-name="L4">
        <text:list-item>
          <text:p text:style-name="P20"><text:soft-page-break/><text:span text:style-name="T1">De</text:span><text:span text:style-name="T4">spués de que se haya validado el empleado se pide validar/verificar el contenedor</text:span></text:p>
          <text:list>
            <text:list-item>
              <text:p text:style-name="P21">Para esto el sistema indica al usuario que se deberá leer el código de barras/QR que tiene el contenedor </text:p>
            </text:list-item>
            <text:list-item>
              <text:p text:style-name="P21">Luego se despliega un mensaje donde indica que esta esperando la lectura del lector</text:p>
            </text:list-item>
            <text:list-item>
              <text:p text:style-name="P21">Cuando el lector lee el código lo verifica internamente </text:p>
              <text:list>
                <text:list-item>
                  <text:p text:style-name="P21">Si el código es valido entonces pasa al siguiente paso</text:p>
                </text:list-item>
                <text:list-item>
                  <text:p text:style-name="P21">Si no es valido le da oportunidad de que lo vuelva a intentar el operador, pero a la tercera vez que lo rechace volverá a la pantalla del menú principal</text:p>
                </text:list-item>
              </text:list>
            </text:list-item>
          </text:list>
        </text:list-item>
        <text:list-item>
          <text:p text:style-name="P22">Se aparecerá un mensaje al operador que le indicará que se está cargando la información de la WO y del contenedor para poder proceder con los pasos de verificación de la viscosidad</text:p>
          <text:list>
            <text:list-item>
              <text:p text:style-name="P22">Si hay algún error se desplegará un mensaje para hacer le saber al operador y se regresará a la pantalla del menú principal</text:p>
            </text:list-item>
          </text:list>
        </text:list-item>
        <text:list-item>
          <text:p text:style-name="P23">Se despliega un mensaje indicando al operador que debe de medir la viscosidad de la mezcla de dicho contenedor</text:p>
        </text:list-item>
        <text:list-item>
          <text:p text:style-name="P23">Al tener la información se desplegará parte de ella en la pantalla y se tendrá una entrada numérica donde el usuario podrá definir cual es la viscosidad que ha medido de dicho contenedor</text:p>
          <text:list>
            <text:list-item>
              <text:p text:style-name="P23">Se tendrá un botón de verificación al cual debe de dar clic el operador para que el sistema empiece a realizar los cálculos correspondientes si la viscosidad no es la esperada</text:p>
            </text:list-item>
          </text:list>
        </text:list-item>
        <text:list-item>
          <text:p text:style-name="P23">Resultado de la verificación</text:p>
          <text:list>
            <text:list-item>
              <text:p text:style-name="P23">Si la viscosidad es la esperada ( +- un error) se libera el proceso </text:p>
              <text:list>
                <text:list-item>
                  <text:p text:style-name="P23">Se da clic en el botón finalizar para que nos redirija al menú principal</text:p>
                </text:list-item>
              </text:list>
            </text:list-item>
            <text:list-item>
              <text:p text:style-name="P23">Si la viscosidad no es la esperada, el sistema mostrará los cálculos para indicarle al operador cuanto debe de agregar de cada sustancia/componente para “mejorar la mezcla”</text:p>
              <text:list>
                <text:list-item>
                  <text:p text:style-name="P23">Se tendrá un botón “iniciar mejora de la mezcla” para que el operador le de clic y pasa a la pantalla de mejora de la meza</text:p>
                </text:list-item>
              </text:list>
            </text:list-item>
          </text:list>
        </text:list-item>
        <text:list-item>
          <text:p text:style-name="P23">Mejora de la mezcla</text:p>
          <text:list>
            <text:list-item>
              <text:p text:style-name="P24">Se pedirá/indicará al operador que coloque el contenedor en la báscula</text:p>
            </text:list-item>
            <text:list-item>
              <text:p text:style-name="P24">habrá un botón “listo” el cual le dará clic el operador para indicar que el contenedor esta en la báscula</text:p>
            </text:list-item>
            <text:list-item>
              <text:p text:style-name="P24">Luego, el sistema se encargara de calibrar la báscula</text:p>
              <text:list>
                <text:list-item>
                  <text:p text:style-name="P24">Mandará un mensaje de que la calibración esta lista y pedirá que se de clic al botón de iniciar vaciado</text:p>
                </text:list-item>
              </text:list>
            </text:list-item>
            <text:list-item>
              <text:p text:style-name="P25">(Deberá de pedir que verifique las sustancias también mediante su código QR como en la parte de llenado?? )</text:p>
            </text:list-item>
            <text:list-item>
              <text:p text:style-name="P26">El proceso será parecido al de llenado de contenedores</text:p>
              <text:list>
                <text:list-item>
                  <text:p text:style-name="P26">Se visualizará la lista de sustancias a ser vertidas</text:p>
                </text:list-item>
                <text:list-item>
                  <text:p text:style-name="P26">Se tendrá un check button en cada sustancia</text:p>
                </text:list-item>
                <text:list-item>
                  <text:p text:style-name="P26">El sistema ira pidiendo que vaya llenando uno por uno los componentes y verificará con la báscula para que visualice en pantalla el % o kgs que se estén vertiendo</text:p>
                </text:list-item>
                <text:list-item>
                  <text:p text:style-name="P26">Al finalizar cada llenado de componente/sustancia mostrará un mensaje para continuar con el siguiente</text:p>
                </text:list-item>
                <text:list-item>
                  <text:p text:style-name="P26">Al finalizar todo el proceso mostrará un resumen de los nuevos pesos (esto deberá de re-imprimir la etiqueta ?? ) y actualizará la información en la BD local y remota </text:p>
                </text:list-item>
              </text:list>
            </text:list-item>
            <text:list-item>
              <text:p text:style-name="P27">Si hay errores a la hora de mezclar cualquier sustancia/componente lo mandará a desperdicio, se borrará la información de la base de datos y mandará a la pantalla de llenado de contenedor para recuperar el contenedor perdido</text:p>
            </text:list-item>
          </text:list>
        </text:list-item>
        <text:list-item>
          <text:p text:style-name="P28">Al finalizar de manera correcta se redirigirá a la pantalla del menú principal</text:p>
        </text:list-item>
      </text:list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2:55:27.106303907</meta:creation-date>
    <dc:date>2022-06-07T16:11:38.827987074</dc:date>
    <meta:editing-duration>PT1H32M47S</meta:editing-duration>
    <meta:editing-cycles>25</meta:editing-cycles>
    <meta:generator>LibreOffice/7.0.4.2$Linux_X86_64 LibreOffice_project/00$Build-2</meta:generator>
    <meta:document-statistic meta:table-count="0" meta:image-count="0" meta:object-count="0" meta:page-count="4" meta:paragraph-count="83" meta:word-count="1579" meta:character-count="8624" meta:non-whitespace-character-count="7199"/>
  </office:meta>
</office:document-meta>
</file>